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gularJS - Partie 1</text:h>
      <text:p text:style-name="Text_20_body"><text:span text:style-name="Strong_20_Emphasis">Important : Les fichiers html sont fournis</text:span></text:p>
      <text:h text:style-name="Heading_20_2" text:outline-level="2"><text:bookmark text:name="user-content-exercice-1"/>Exercice 1</text:h>
      <text:p text:style-name="Text_20_body">Dans le fichier html fourni, placer <text:span text:style-name="Strong_20_Emphasis">ng-app</text:span> pour qu'AngularJS fonctionne dans tout le document.</text:p>
      <text:h text:style-name="Heading_20_2" text:outline-level="2"><text:bookmark text:name="user-content-exercice-2"/>Exercice 2</text:h>
      <text:p text:style-name="Text_20_body">Dans le fichier html fourni, placer <text:span text:style-name="Strong_20_Emphasis">ng-app</text:span> pour qu'AngularJS fonctionne uniquement dans la div <text:span text:style-name="Strong_20_Emphasis">calcul</text:span>.</text:p>
      <text:h text:style-name="Heading_20_2" text:outline-level="2"><text:bookmark text:name="user-content-exercice-3"/>Exercice 3</text:h>
      <text:p text:style-name="Text_20_body">Dans le fichier html fourni, placer <text:span text:style-name="Strong_20_Emphasis">ng-app</text:span> pour qu'AngularJS fonctionne uniquement après le h1.</text:p>
      <text:h text:style-name="Heading_20_2" text:outline-level="2"><text:bookmark text:name="user-content-exercice-4"/>Exercice 4</text:h>
      <text:p text:style-name="Text_20_body">Dans le fichier html fourni, placer <text:span text:style-name="Strong_20_Emphasis">ng-app</text:span> pour obtenir l'affichage demandé.</text:p>
      <text:h text:style-name="Heading_20_2" text:outline-level="2"><text:bookmark text:name="user-content-exercice-5"/>Exercice 5</text:h>
      <text:p text:style-name="Text_20_body">Dans le fichier html fourni, placer <text:span text:style-name="Strong_20_Emphasis">ng-app</text:span> pour que toutes les expressions soient interprétées.</text:p>
      <text:h text:style-name="Heading_20_2" text:outline-level="2"><text:bookmark text:name="user-content-exercice-6"/>Exercice 6</text:h>
      <text:p text:style-name="Text_20_body">Dans le fichier html fourni, placer <text:span text:style-name="Strong_20_Emphasis">ng-app</text:span> pour que seules les deux dernières expressions soient interprétées. (Modification du html autorisée).</text:p>
      <text:h text:style-name="Heading_20_2" text:outline-level="2"><text:bookmark text:name="user-content-exercice-7"/>Exercice 7</text:h>
      <text:p text:style-name="Text_20_body">Dans le fichier html fourni, créer une <text:span text:style-name="Strong_20_Emphasis">div</text:span> qui appellera votre application. Placer à l'intérieur l'expression <text:span text:style-name="Strong_20_Emphasis">220 + 304 = {{220+304}}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07:17.636099911</meta:creation-date>
    <dc:date>2017-04-26T10:07:58.273503460</dc:date>
    <meta:editing-duration>PT43S</meta:editing-duration>
    <meta:editing-cycles>1</meta:editing-cycles>
    <meta:generator>LibreOffice/5.3.1.2$Linux_x86 LibreOffice_project/30m0$Build-2</meta:generator>
    <meta:document-statistic meta:table-count="0" meta:image-count="0" meta:object-count="0" meta:page-count="1" meta:paragraph-count="16" meta:word-count="134" meta:character-count="872" meta:non-whitespace-character-count="754"/>
  </office:meta>
</office:document-meta>
</file>